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Git CLI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SublimeGit</text:p>
          </table:table-cell>
          <table:table-cell office:value-type="string" calcext:value-type="string">
            <text:p>VS + GitLens</text:p>
          </table:table-cell>
          <table:table-cell office:value-type="string" calcext:value-type="string">
            <text:p>RubyMine</text:p>
          </table:table-cell>
          <table:table-cell office:value-type="string" calcext:value-type="string">
            <text:p>Git Kraken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ghtweight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ustomizable keybind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t integrated solution aka independent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Quick and easy changes addition/removal with status overview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Easy to add lines of changes without adding whole fi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Quick blame info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Easy to navigate git log with search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Easy stash/unstash with quick preview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mfortable merge conflict solve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Easy interactive rebas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/>
          <table:table-cell office:value-type="string" calcext:value-type="string">
            <text:p>3 of 11</text:p>
          </table:table-cell>
          <table:table-cell office:value-type="string" calcext:value-type="string">
            <text:p>6 of 11</text:p>
          </table:table-cell>
          <table:table-cell table:number-columns-repeated="3" office:value-type="string" calcext:value-type="string">
            <text:p>7 of 11</text:p>
          </table:table-cell>
          <table:table-cell office:value-type="string" calcext:value-type="string">
            <text:p>8 of 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1T17:17:29.029214645</meta:creation-date>
    <dc:date>2020-09-21T19:24:21.420325936</dc:date>
    <meta:editing-duration>PT1H20M18S</meta:editing-duration>
    <meta:editing-cycles>4</meta:editing-cycles>
    <meta:generator>LibreOffice/6.4.3.2$Linux_X86_64 LibreOffice_project/40$Build-2</meta:generator>
    <meta:document-statistic meta:table-count="1" meta:cell-count="89" meta:object-count="0"/>
  </office:meta>
</office:document-meta>
</file>